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yriadProRegular" svg:font-family="MyriadProRegular"/>
    <style:font-face style:name="Open Sans" svg:font-family="'Open Sans'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07bef4" officeooo:paragraph-rsid="0007bef4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07bef4" officeooo:paragraph-rsid="0007bef4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bold" officeooo:rsid="0008f536" officeooo:paragraph-rsid="0008f536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officeooo:rsid="000bbd67" officeooo:paragraph-rsid="000bbd67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officeooo:rsid="000c0c32" officeooo:paragraph-rsid="000c0c32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officeooo:rsid="000d7601" officeooo:paragraph-rsid="000d7601" style:font-weight-asian="bold" style:font-weight-complex="bold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normal" officeooo:rsid="000bbd67" officeooo:paragraph-rsid="000bbd67" style:font-weight-asian="normal" style:font-weight-complex="normal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normal" officeooo:rsid="000a6713" officeooo:paragraph-rsid="000a6713" style:font-weight-asian="normal" style:font-weight-complex="normal"/>
    </style:style>
    <style:style style:name="P12" style:family="paragraph" style:parent-style-name="Standard">
      <style:text-properties style:font-name="Arial" style:text-underline-style="solid" style:text-underline-width="auto" style:text-underline-color="font-color" officeooo:rsid="000d7601" officeooo:paragraph-rsid="000d7601"/>
    </style:style>
    <style:style style:name="P13" style:family="paragraph" style:parent-style-name="Standard">
      <style:text-properties style:font-name="Arial" style:text-underline-style="none" fo:font-weight="bold" officeooo:rsid="000c0c32" officeooo:paragraph-rsid="000c0c32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normal" officeooo:rsid="000a6713" officeooo:paragraph-rsid="000a6713" style:font-weight-asian="normal" style:font-weight-complex="normal"/>
    </style:style>
    <style:style style:name="P15" style:family="paragraph" style:parent-style-name="Standard">
      <style:text-properties style:font-name="Arial" style:text-underline-style="none" fo:font-weight="normal" officeooo:rsid="000bbd67" officeooo:paragraph-rsid="000bbd67" style:font-weight-asian="normal" style:font-weight-complex="normal"/>
    </style:style>
    <style:style style:name="P16" style:family="paragraph" style:parent-style-name="Standard">
      <style:text-properties style:font-name="Arial" style:text-underline-style="none" officeooo:rsid="000d7601" officeooo:paragraph-rsid="000d7601"/>
    </style:style>
    <style:style style:name="P17" style:family="paragraph" style:parent-style-name="Standard">
      <style:text-properties style:text-underline-style="none" fo:font-weight="normal" officeooo:rsid="000d7601" officeooo:paragraph-rsid="000d7601" style:font-weight-asian="normal" style:font-weight-complex="normal"/>
    </style:style>
    <style:style style:name="P18" style:family="paragraph" style:parent-style-name="Standard">
      <style:text-properties officeooo:paragraph-rsid="000d7601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d7601" officeooo:paragraph-rsid="000d7601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0d7601" officeooo:paragraph-rsid="000d7601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0f4a60" officeooo:paragraph-rsid="000f4a60" style:font-weight-asian="normal" style:font-weight-complex="normal"/>
    </style:style>
    <style:style style:name="P22" style:family="paragraph" style:parent-style-name="Standard">
      <style:text-properties style:use-window-font-color="true" style:font-name="Arial" style:text-underline-style="none" fo:font-weight="normal" officeooo:rsid="000f4a60" officeooo:paragraph-rsid="000f4a60" style:font-weight-asian="normal" style:font-weight-complex="normal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>
      <style:text-properties style:font-name="Arial" style:text-underline-style="none" fo:font-weight="bold" officeooo:rsid="000d7601" officeooo:paragraph-rsid="000d7601" style:font-weight-asian="bold" style:font-weight-complex="bold"/>
    </style:style>
    <style:style style:name="P25" style:family="paragraph" style:parent-style-name="Text_20_body" style:list-style-name="L1">
      <style:text-properties style:font-name="Arial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style:font-name="Ari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2639" style:font-weight-asian="normal" style:font-weight-complex="normal"/>
    </style:style>
    <style:style style:name="T5" style:family="text">
      <style:text-properties officeooo:rsid="000d7601"/>
    </style:style>
    <style:style style:name="T6" style:family="text">
      <style:text-properties fo:font-variant="normal" fo:text-transform="none" fo:color="#606060" style:font-name="Open Sans" fo:font-size="12pt" fo:letter-spacing="normal" fo:font-style="normal" fo:font-weight="normal"/>
    </style:style>
    <style:style style:name="T7" style:family="text">
      <style:text-properties fo:font-variant="normal" fo:text-transform="none" fo:color="#606060" fo:letter-spacing="normal"/>
    </style:style>
    <style:style style:name="T8" style:family="text">
      <style:text-properties fo:font-variant="normal" fo:text-transform="none" fo:color="#606060" fo:font-size="12pt" fo:letter-spacing="normal" fo:font-style="normal" fo:font-weight="normal"/>
    </style:style>
    <style:style style:name="T9" style:family="text">
      <style:text-properties fo:font-variant="normal" fo:text-transform="none" fo:color="#ef662f" style:font-name="inherit" fo:font-size="12pt" fo:letter-spacing="normal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10" style:family="text">
      <style:text-properties fo:font-variant="normal" fo:text-transform="none" fo:color="#ef662f" fo:font-size="12pt" fo:letter-spacing="normal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11" style:family="text">
      <style:text-properties fo:font-variant="normal" fo:text-transform="none" fo:font-size="12pt" fo:letter-spacing="normal" fo:font-style="normal" fo:font-weight="normal"/>
    </style:style>
    <style:style style:name="T12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13" style:family="text">
      <style:text-properties fo:font-variant="normal" fo:text-transform="none" fo:font-size="12pt" fo:letter-spacing="normal" fo:font-style="normal" officeooo:rsid="000e62ad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style:use-window-font-color="true" fo:font-size="12pt" fo:letter-spacing="normal" fo:font-style="normal" fo:font-weight="normal"/>
    </style:style>
    <style:style style:name="T16" style:family="text">
      <style:text-properties fo:font-variant="normal" fo:text-transform="none" style:use-window-font-color="true" fo:font-size="12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17" style:family="text">
      <style:text-properties fo:font-variant="normal" fo:text-transform="none" style:use-window-font-color="true" fo:font-size="12pt" fo:letter-spacing="normal" fo:font-style="normal" style:text-underline-style="solid" style:text-underline-width="auto" style:text-underline-color="font-color" fo:font-weight="bold" fo:background-color="#ffffff" loext:char-shading-value="0" loext:padding="0cm" loext:border="none"/>
    </style:style>
    <style:style style:name="T18" style:family="text">
      <style:text-properties fo:font-variant="normal" fo:text-transform="none" style:use-window-font-color="true" fo:font-size="12pt" fo:letter-spacing="normal" fo:font-style="normal" style:text-underline-style="solid" style:text-underline-width="auto" style:text-underline-color="font-color" fo:font-weight="normal" fo:background-color="#ffffff" loext:char-shading-value="0" style:font-weight-asian="normal" style:font-weight-complex="normal" loext:padding="0cm" loext:border="none"/>
    </style:style>
    <style:style style:name="T19" style:family="text">
      <style:text-properties fo:font-variant="normal" fo:text-transform="none" style:use-window-font-color="true" fo:letter-spacing="normal"/>
    </style:style>
    <style:style style:name="T20" style:family="text">
      <style:text-properties fo:font-variant="normal" fo:text-transform="none" style:use-window-font-color="true" style:font-name="Arial" fo:font-size="12pt" fo:letter-spacing="normal" fo:font-style="normal"/>
    </style:style>
    <style:style style:name="T21" style:family="text">
      <style:text-properties fo:font-variant="normal" fo:text-transform="none" style:use-window-font-color="true" style:font-name="Arial" fo:font-size="12pt" fo:letter-spacing="normal" fo:font-style="normal" style:text-underline-style="none" fo:font-weight="normal" officeooo:rsid="000d7601"/>
    </style:style>
    <style:style style:name="T22" style:family="text">
      <style:text-properties fo:font-variant="normal" fo:text-transform="none" style:use-window-font-color="true" style:font-name="Arial" fo:font-size="12pt" fo:letter-spacing="normal" fo:font-style="normal" style:text-underline-style="none" fo:font-weight="normal" officeooo:rsid="000d7601" fo:background-color="#ffffff" loext:char-shading-value="0" style:font-weight-asian="normal" style:font-weight-complex="normal" loext:padding="0cm" loext:border="none"/>
    </style:style>
    <style:style style:name="T23" style:family="text">
      <style:text-properties fo:font-variant="normal" fo:text-transform="none" style:use-window-font-color="true" style:font-name="Arial" fo:font-size="12pt" fo:letter-spacing="normal" fo:font-style="normal" fo:font-weight="normal" officeooo:rsid="000d7601"/>
    </style:style>
    <style:style style:name="T24" style:family="text">
      <style:text-properties fo:font-variant="normal" fo:text-transform="none" style:use-window-font-color="true" style:font-name="Arial" fo:font-size="12pt" fo:letter-spacing="normal" fo:font-style="normal" officeooo:rsid="000d7601"/>
    </style:style>
    <style:style style:name="T25" style:family="text">
      <style:text-properties fo:font-variant="normal" fo:text-transform="none" style:use-window-font-color="true" style:font-name="Arial" fo:font-size="12pt" fo:letter-spacing="normal" fo:font-style="normal" officeooo:rsid="000e62ad"/>
    </style:style>
    <style:style style:name="T26" style:family="text">
      <style:text-properties fo:font-variant="normal" fo:text-transform="none" fo:color="#6a6a6a" style:font-name="MyriadProRegular" fo:font-size="12pt" fo:letter-spacing="normal" fo:font-style="normal" officeooo:rsid="000e62ad"/>
    </style:style>
    <style:style style:name="T27" style:family="text">
      <style:text-properties fo:font-variant="normal" fo:text-transform="none" fo:color="#6a6a6a" fo:font-size="12pt" fo:letter-spacing="normal" fo:font-style="normal" officeooo:rsid="000e62ad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Arial" style:text-underline-style="none" officeooo:rsid="000d760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úmero de páginas visitadas: 14</text:p>
      <text:p text:style-name="P2"/>
      <text:p text:style-name="P4">Lista de CRM’s que más veces han salido</text:p>
      <text:p text:style-name="P2"><text:s/>1) Zoho CRM (8 veces)</text:p>
      <text:p text:style-name="P2"><text:s/>2) Salesforce (8 veces)</text:p>
      <text:p text:style-name="P2"><text:s/>3) Hubspot (6 veces)</text:p>
      <text:p text:style-name="P2"><text:s/>4) SugarCRM (6 veces)</text:p>
      <text:p text:style-name="P2"><text:s/>5) NetSuite (5 veces)</text:p>
      <text:p text:style-name="P2"><text:s/>6) Pipedrive (4 veces)</text:p>
      <text:p text:style-name="P2"><text:s/>7) Oracle (4 veces)</text:p>
      <text:p text:style-name="P2"><text:s/>8) Freshsales (3 veces)</text:p>
      <text:p text:style-name="P2"><text:s/>9) Microsoft Dynamics (3 veces)</text:p>
      <text:p text:style-name="P2">10) Base (3 veces)</text:p>
      <text:p text:style-name="P2"/>
      <text:p text:style-name="P4">Otros CRM’s que han salido más de una vez</text:p>
      <text:p text:style-name="P2">Odoo (2 veces)</text:p>
      <text:p text:style-name="P2">SAP (2 veces)</text:p>
      <text:p text:style-name="P2">Apptivo (2 veces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Lista de CRM’s que han salido</text:p>
      <text:p text:style-name="P2">You don't need a CRM</text:p>
      <text:p text:style-name="P2"/>
      <text:p text:style-name="P2">monday.com</text:p>
      <text:p text:style-name="P2">Virtuagym</text:p>
      <text:p text:style-name="P2">amoCRM</text:p>
      <text:p text:style-name="P2">Manufacturing X</text:p>
      <text:p text:style-name="P2">Accelo</text:p>
      <text:p text:style-name="P2">Onpipeline</text:p>
      <text:p text:style-name="P2">Act!</text:p>
      <text:p text:style-name="P2">Maximizer</text:p>
      <text:p text:style-name="P2">Infusionsoft</text:p>
      <text:p text:style-name="P2">Sage</text:p>
      <text:p text:style-name="P2">Salesboom</text:p>
      <text:p text:style-name="P2">Blazedesk</text:p>
      <text:p text:style-name="P2">Nimble</text:p>
      <text:p text:style-name="P2">Commence</text:p>
      <text:p text:style-name="P2">Really Simple Systems</text:p>
      <text:p text:style-name="P2">Salesnet</text:p>
      <text:p text:style-name="P2">AllProWebTools</text:p>
      <text:p text:style-name="P2">Less Annoying</text:p>
      <text:p text:style-name="P2">Streak (de Google/Gmail)</text:p>
      <text:p text:style-name="P2">Bitrix</text:p>
      <text:p text:style-name="P2">AgileCRM</text:p>
      <text:p text:style-name="P2">Capsule CRM</text:p>
      <text:p text:style-name="P2">ESPO CRM</text:p>
      <text:p text:style-name="P2">VTIGER</text:p>
      <text:p text:style-name="P2">Omnium Digital</text:p>
      <text:p text:style-name="P2">SumaCRM</text:p>
      <text:p text:style-name="P2">CRMLAB</text:p>
      <text:p text:style-name="P2">Lynkos</text:p>
      <text:p text:style-name="P2">KARMA CRM</text:p>
      <text:p text:style-name="P2">Peoplesoft</text:p>
      <text:p text:style-name="P2">Navision</text:p>
      <text:p text:style-name="P2">Solomon</text:p>
      <text:p text:style-name="P2">mySAP CR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Zoho</text:p>
      <text:p text:style-name="P6"/>
      <text:p text:style-name="P11">Lo utilizan:</text:p>
      <text:p text:style-name="P14">- Amazon</text:p>
      <text:p text:style-name="P14">- Universidad de Sevilla</text:p>
      <text:p text:style-name="P14">- ecomark solar</text:p>
      <text:p text:style-name="P14">- Selectra</text:p>
      <text:p text:style-name="P14">- southern cross protection</text:p>
      <text:p text:style-name="P14">- BENCHMARK</text:p>
      <text:p text:style-name="P14"/>
      <text:p text:style-name="P10">¿Qué es?</text:p>
      <text:p text:style-name="P15">Suite ofimática online.</text:p>
      <text:p text:style-name="P15">Su uso es online por lo que es independiente del SO.</text:p>
      <text:p text:style-name="P15"/>
      <text:p text:style-name="P7">Salesforce</text:p>
      <text:p text:style-name="P15"/>
      <text:p text:style-name="P10">Lo utilizan:</text:p>
      <text:p text:style-name="P10"><text:span text:style-name="T1">- American Red Cross</text:span></text:p>
      <text:p text:style-name="P10"><text:span text:style-name="T1">- DELL</text:span></text:p>
      <text:p text:style-name="P10"><text:span text:style-name="T1">- dunkin (dunkin donuts)</text:span></text:p>
      <text:p text:style-name="P10"><text:span text:style-name="T1">- L’Oréal Americas</text:span></text:p>
      <text:p text:style-name="P10"><text:span text:style-name="T1">- PHILIPS</text:span></text:p>
      <text:p text:style-name="P10"><text:span text:style-name="T1">- Spotify</text:span></text:p>
      <text:p text:style-name="P10"><text:span text:style-name="T1">- Toyota</text:span></text:p>
      <text:p text:style-name="P10"><text:span text:style-name="T1">- Vodafone</text:span></text:p>
      <text:p text:style-name="P10"><text:span text:style-name="T1">- bq</text:span></text:p>
      <text:p text:style-name="P10"><text:span text:style-name="T1">- American Express</text:span></text:p>
      <text:p text:style-name="P15"/>
      <text:p text:style-name="P10">¿Qué es?</text:p>
      <text:p text:style-name="P15">Es un CRM basado en la nube.</text:p>
      <text:p text:style-name="P15"/>
      <text:p text:style-name="P8">Hubspot</text:p>
      <text:p text:style-name="P8"><text:span text:style-name="T2"/></text:p>
      <text:p text:style-name="P8"><text:span text:style-name="T3">Lo utilizan:</text:span></text:p>
      <text:p text:style-name="P13"><text:span text:style-name="T3">- randstad</text:span></text:p>
      <text:p text:style-name="P13"><text:span text:style-name="T3">- SUBARU</text:span></text:p>
      <text:p text:style-name="P13"><text:span text:style-name="T3">- Suzuki</text:span></text:p>
      <text:p text:style-name="P13"><text:span text:style-name="T3">- University of Sothern California</text:span></text:p>
      <text:p text:style-name="P13"><text:span text:style-name="T3">- Yahoo? Japan</text:span></text:p>
      <text:p text:style-name="P13"><text:span text:style-name="T3">- Zidjian</text:span></text:p>
      <text:p text:style-name="P13"><text:span text:style-name="T3">- Visita Costa del Sol</text:span></text:p>
      <text:p text:style-name="P13"><text:span text:style-name="T3">- </text:span><text:span text:style-name="T4">Casio</text:span></text:p>
      <text:p text:style-name="P13"><text:span text:style-name="T4"/></text:p>
      <text:p text:style-name="P9"><text:span text:style-name="T4">¿</text:span><text:span text:style-name="T3">Qué es</text:span><text:span text:style-name="T4">?</text:span></text:p>
      <text:p text:style-name="P24"><text:span text:style-name="T4">Hubspot es una herramienta de captación de leads que aglutina todas las funcionalidades necesarias para hacerlo desde una única plataforma. Como ellos mismos dicen: un software All-in-one (todo en uno).</text:span></text:p>
      <text:p text:style-name="P23">La herramienta está pensada para llevar a cabo de una forma sencilla la metodología del Inbound Marketing. Sin Hubspot también se podría hacer, pero con un nivel de dedicación y dificultad mucho mayor.</text:p>
      <text:p text:style-name="P23"><text:soft-page-break/>La metodología del Inbound Marketing requiere:</text:p>
      <text:list xml:id="list4319737826576271556" text:style-name="L1">
        <text:list-item>
          <text:p text:style-name="P26">Disponer de una página Web</text:p>
        </text:list-item>
        <text:list-item>
          <text:p text:style-name="P26">Disponer de un Blog</text:p>
        </text:list-item>
        <text:list-item>
          <text:p text:style-name="P26">Una herramienta para crear CTAs</text:p>
        </text:list-item>
        <text:list-item>
          <text:p text:style-name="P26">Una herramienta para crear landing pages</text:p>
        </text:list-item>
        <text:list-item>
          <text:p text:style-name="P26">Generar URLs de campaña</text:p>
        </text:list-item>
        <text:list-item>
          <text:p text:style-name="P26">Creación de formularios</text:p>
        </text:list-item>
        <text:list-item>
          <text:p text:style-name="P26">Base de datos con histórico de interacciones con nuestra marca o plataforma</text:p>
        </text:list-item>
        <text:list-item>
          <text:p text:style-name="P26">Herramienta de analítica</text:p>
        </text:list-item>
        <text:list-item>
          <text:p text:style-name="P26">Herramienta de lead nurturing</text:p>
        </text:list-item>
        <text:list-item>
          <text:p text:style-name="P25">herramienta de lead scoring</text:p>
        </text:list-item>
      </text:list>
      <text:p text:style-name="P23"/>
      <text:p text:style-name="P5">SugarCRM</text:p>
      <text:p text:style-name="P5"/>
      <text:p text:style-name="P3">Lo utilizan:</text:p>
      <text:p text:style-name="P1">- <text:span text:style-name="T5">Zurich</text:span></text:p>
      <text:p text:style-name="P1">- <text:span text:style-name="T5">IBM</text:span></text:p>
      <text:p text:style-name="P1">- <text:span text:style-name="T5">Audi</text:span></text:p>
      <text:p text:style-name="P1">- <text:span text:style-name="T5">T Mobile</text:span></text:p>
      <text:p text:style-name="P1">- <text:span text:style-name="T5">Generali</text:span></text:p>
      <text:p text:style-name="P1"/>
      <text:p text:style-name="P12">¿Qué es?</text:p>
      <text:p text:style-name="P16">Es de código abierto.</text:p>
      <text:p text:style-name="P18"><text:span text:style-name="T21">Una solución que se integra a los CRM más usados en el mercado es:</text:span></text:p>
      <text:p text:style-name="P18"><text:span text:style-name="Strong_20_Emphasis"><text:span text:style-name="T22">Recordia, una solución para la grabación de integracciones: </text:span></text:span><text:span text:style-name="T21">Llamadas, sms, correos electrónicos, etc.</text:span></text:p>
      <text:p text:style-name="P18"><text:span text:style-name="T21">Recordia permite tener un acceso rápido al registro de las interacciones con cada cliente desde el propio CRM.</text:span></text:p>
      <text:p text:style-name="P18"><text:span text:style-name="T21"/></text:p>
      <text:p text:style-name="P19"><text:span text:style-name="T20">Netsuite</text:span></text:p>
      <text:p text:style-name="P17"><text:span text:style-name="T20"/></text:p>
      <text:p text:style-name="P20"><text:span text:style-name="T20">Lo utilizan:</text:span></text:p>
      <text:p text:style-name="P17"><text:span text:style-name="T20">- </text:span><text:span text:style-name="T25">Deliveroo</text:span></text:p>
      <text:p text:style-name="P17"><text:span text:style-name="T25">- MongoDB</text:span></text:p>
      <text:p text:style-name="P17"><text:span text:style-name="T25">- Siemens</text:span></text:p>
      <text:p text:style-name="P17"><text:span text:style-name="T25">- Elgato</text:span></text:p>
      <text:p text:style-name="P17"><text:span text:style-name="T25">- International Military Antiques</text:span></text:p>
      <text:p text:style-name="P17"><text:span text:style-name="T25">- Coca-Cola Foundation Philippines</text:span></text:p>
      <text:p text:style-name="P17"><text:span text:style-name="T25"/></text:p>
      <text:p text:style-name="P21"><text:span text:style-name="T25">¿</text:span><text:span text:style-name="T20">Qué es</text:span><text:span text:style-name="T25">?</text:span></text:p>
      <text:p text:style-name="P22"><text:span text:style-name="T13">Es el ERP 100% en la nube que ofrece las características y funcionalidad necesarias para operar los procesos de su negocio desde una perspectiva de 360° que integra todas las áreas clave de la organización como finanzas, compras, ventas, inventarios, CRM, comercio electrónico, recursos humanos, cadena de suministro y manufactu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yriadProRegular" svg:font-family="MyriadProRegular"/>
    <style:font-face style:name="Open Sans" svg:font-family="'Open Sans'"/>
    <style:font-face style:name="inherit" svg:font-family="inherit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40:11.007000000</meta:creation-date>
    <dc:date>2019-10-10T00:10:35.432000000</dc:date>
    <meta:editing-duration>PT17M52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4" meta:paragraph-count="122" meta:word-count="495" meta:character-count="2865" meta:non-whitespace-character-count="2493"/>
  </office:meta>
</office:document-meta>
</file>